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, 'Arial Unicode MS'" style:font-charset="x-symbol"/>
    <style:font-face style:name="StarSymbol" svg:font-family="StarSymbol" style:font-charset="x-symbol"/>
    <style:font-face style:name="OpenSymbol2" svg:font-family="Open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, 'Times New Roman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146in" fo:margin-left="0.0125in" fo:margin-right="-0.0021in" table:align="margins" style:writing-mode="lr-tb"/>
    </style:style>
    <style:style style:name="Table1.A" style:family="table-column">
      <style:table-column-properties style:column-width="5.2451in" style:rel-column-width="7553*"/>
    </style:style>
    <style:style style:name="Table1.B" style:family="table-column">
      <style:table-column-properties style:column-width="1.6694in" style:rel-column-width="2404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none" style:writing-mode="lr-tb"/>
    </style:style>
    <style:style style:name="Table2" style:family="table">
      <style:table-properties style:width="6.9271in" table:align="left" style:writing-mode="lr-tb"/>
    </style:style>
    <style:style style:name="Table2.A" style:family="table-column">
      <style:table-column-properties style:column-width="5.25in"/>
    </style:style>
    <style:style style:name="Table2.B" style:family="table-column">
      <style:table-column-properties style:column-width="1.677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="none" style:writing-mode="lr-tb"/>
    </style:style>
    <style:style style:name="Table3" style:family="table">
      <style:table-properties style:width="6.9306in" table:align="left" style:writing-mode="lr-tb"/>
    </style:style>
    <style:style style:name="Table3.A" style:family="table-column">
      <style:table-column-properties style:column-width="4.9306in"/>
    </style:style>
    <style:style style:name="Table3.B" style:family="table-column">
      <style:table-column-properties style:column-width="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="0.0382in" fo:border="none" style:writing-mode="lr-tb"/>
    </style:style>
    <style:style style:name="Table4" style:family="table">
      <style:table-properties style:width="6.9306in" table:align="left" style:writing-mode="lr-tb"/>
    </style:style>
    <style:style style:name="Table4.A" style:family="table-column">
      <style:table-column-properties style:column-width="4.9306in"/>
    </style:style>
    <style:style style:name="Table4.B" style:family="table-column">
      <style:table-column-properties style:column-width="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="0.0382in" fo:border="none" style:writing-mode="lr-tb"/>
    </style:style>
    <style:style style:name="Table5" style:family="table">
      <style:table-properties style:width="6.9306in" table:align="left" style:writing-mode="lr-tb"/>
    </style:style>
    <style:style style:name="Table5.A" style:family="table-column">
      <style:table-column-properties style:column-width="4.9306in"/>
    </style:style>
    <style:style style:name="Table5.B" style:family="table-column">
      <style:table-column-properties style:column-width="2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="0.0382in" fo:border="none" style:writing-mode="lr-tb"/>
    </style:style>
    <style:style style:name="Table11" style:family="table">
      <style:table-properties style:width="6.9146in" fo:margin-left="0.0125in" fo:margin-right="-0.0021in" table:align="margins" style:writing-mode="lr-tb"/>
    </style:style>
    <style:style style:name="Table11.A" style:family="table-column">
      <style:table-column-properties style:column-width="5.2451in" style:rel-column-width="7553*"/>
    </style:style>
    <style:style style:name="Table11.B" style:family="table-column">
      <style:table-column-properties style:column-width="1.6694in" style:rel-column-width="2404*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top" fo:padding="0.0382in" fo:border="none" style:writing-mode="lr-tb"/>
    </style:style>
    <style:style style:name="Table7" style:family="table">
      <style:table-properties style:width="6.9306in" table:align="left" style:writing-mode="lr-tb"/>
    </style:style>
    <style:style style:name="Table7.A" style:family="table-column">
      <style:table-column-properties style:column-width="4.9306in"/>
    </style:style>
    <style:style style:name="Table7.B" style:family="table-column">
      <style:table-column-properties style:column-width="2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="0.0382in" fo:border="none" style:writing-mode="lr-tb"/>
    </style:style>
    <style:style style:name="Table8" style:family="table">
      <style:table-properties style:width="6.9306in" table:align="left" style:writing-mode="lr-tb"/>
    </style:style>
    <style:style style:name="Table8.A" style:family="table-column">
      <style:table-column-properties style:column-width="4.9306in"/>
    </style:style>
    <style:style style:name="Table8.B" style:family="table-column">
      <style:table-column-properties style:column-width="2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="0.0382in" fo:border="none" style:writing-mode="lr-tb"/>
    </style:style>
    <style:style style:name="Table10" style:family="table">
      <style:table-properties style:width="6.925in" table:align="left" style:writing-mode="lr-tb"/>
    </style:style>
    <style:style style:name="Table10.A" style:family="table-column">
      <style:table-column-properties style:column-width="2.3083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padding="0.0382in" fo:border="none" style:writing-mode="lr-tb"/>
    </style:style>
    <style:style style:name="Table6" style:family="table">
      <style:table-properties style:width="6.9306in" table:align="left" style:writing-mode="lr-tb"/>
    </style:style>
    <style:style style:name="Table6.A" style:family="table-column">
      <style:table-column-properties style:column-width="4.9306in"/>
    </style:style>
    <style:style style:name="Table6.B" style:family="table-column">
      <style:table-column-properties style:column-width="2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="0.0382in" fo:border="none" style:writing-mode="lr-tb"/>
    </style:style>
    <style:style style:name="Table9" style:family="table">
      <style:table-properties style:width="6.9306in" table:align="left" style:writing-mode="lr-tb"/>
    </style:style>
    <style:style style:name="Table9.A" style:family="table-column">
      <style:table-column-properties style:column-width="4.9306in"/>
    </style:style>
    <style:style style:name="Table9.B" style:family="table-column">
      <style:table-column-properties style:column-width="2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="0.0382in" fo:border="none" style:writing-mode="lr-tb"/>
    </style:style>
    <style:style style:name="P1" style:family="paragraph" style:parent-style-name="bullet_20_items" style:list-style-name="WW8Num2"/>
    <style:style style:name="P2" style:family="paragraph" style:parent-style-name="bullet_20_items">
      <style:paragraph-properties fo:margin-top="0.0201in" fo:margin-bottom="0.0201in"/>
    </style:style>
    <style:style style:name="P3" style:family="paragraph" style:parent-style-name="bullet_20_items" style:master-page-name="">
      <style:paragraph-properties style:page-number="auto" fo:keep-with-next="auto"/>
    </style:style>
    <style:style style:name="P4" style:family="paragraph" style:parent-style-name="bullet_20_items">
      <style:paragraph-properties fo:keep-with-next="auto"/>
    </style:style>
    <style:style style:name="P5" style:family="paragraph" style:parent-style-name="Standard">
      <style:paragraph-properties fo:line-height="120%"/>
      <style:text-properties style:font-name="Liberation Sans" fo:font-size="13pt" style:font-size-asian="13pt" style:font-name-complex="Liberation Sans" style:font-size-complex="13pt"/>
    </style:style>
    <style:style style:name="P6" style:family="paragraph" style:parent-style-name="Standard">
      <style:text-properties style:font-name="Liberation Sans" fo:font-weight="bold" style:font-weight-asian="bold" style:font-name-complex="Liberation Sans" style:font-weight-complex="bold"/>
    </style:style>
    <style:style style:name="P7" style:family="paragraph" style:parent-style-name="Standard">
      <style:text-properties style:font-name="Liberation Sans" style:font-name-complex="Liberation Sans"/>
    </style:style>
    <style:style style:name="P8" style:family="paragraph" style:parent-style-name="Standard">
      <style:paragraph-properties fo:line-height="120%"/>
    </style:style>
    <style:style style:name="P9" style:family="paragraph" style:parent-style-name="Standard" style:list-style-name="L3">
      <style:text-properties style:font-name="Arial"/>
    </style:style>
    <style:style style:name="P10" style:family="paragraph" style:parent-style-name="Standard">
      <style:paragraph-properties fo:keep-with-next="auto"/>
    </style:style>
    <style:style style:name="P11" style:family="paragraph" style:parent-style-name="Standard" style:list-style-name="WW8Num2" style:master-page-name="">
      <style:paragraph-properties style:page-number="auto" fo:keep-with-next="auto"/>
    </style:style>
    <style:style style:name="P12" style:family="paragraph" style:parent-style-name="Heading_20_1" style:master-page-name="Standard">
      <style:paragraph-properties fo:margin-top="0.1665in" fo:margin-bottom="0.0835in" style:page-number="auto"/>
    </style:style>
    <style:style style:name="P13" style:family="paragraph" style:parent-style-name="Table_20_Contents">
      <style:text-properties style:font-name="Liberation Sans" fo:font-weight="bold" style:font-weight-asian="bold" style:font-name-complex="Liberation Sans" style:font-weight-complex="bold"/>
    </style:style>
    <style:style style:name="P14" style:family="paragraph" style:parent-style-name="Table_20_Contents">
      <style:text-properties style:font-name="Liberation Sans" style:font-name-complex="Liberation Sans"/>
    </style:style>
    <style:style style:name="P15" style:family="paragraph" style:parent-style-name="Table_20_Contents">
      <style:paragraph-properties fo:text-align="end" style:justify-single-word="false"/>
      <style:text-properties style:font-name="Liberation Sans" style:font-name-complex="Liberation Sans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paragraph-properties fo:margin-top="0.0598in" fo:margin-bottom="0in"/>
    </style:style>
    <style:style style:name="P18" style:family="paragraph" style:parent-style-name="Table_20_Contents">
      <style:paragraph-properties fo:keep-with-next="auto"/>
    </style:style>
    <style:style style:name="P19" style:family="paragraph" style:parent-style-name="Table_20_Contents" style:list-style-name="WW8Num2">
      <style:paragraph-properties fo:keep-with-next="auto"/>
    </style:style>
    <style:style style:name="P20" style:family="paragraph" style:parent-style-name="Table_20_Contents">
      <style:paragraph-properties fo:text-align="end" style:justify-single-word="false" fo:keep-with-next="auto"/>
    </style:style>
    <style:style style:name="P21" style:family="paragraph" style:parent-style-name="Table_20_Contents" style:list-style-name="WW8Num2">
      <style:paragraph-properties fo:text-align="end" style:justify-single-word="false" fo:keep-with-next="auto"/>
    </style:style>
    <style:style style:name="T1" style:family="text">
      <style:text-properties style:font-name="Liberation Sans" fo:font-size="13pt" style:font-size-asian="13pt" style:font-name-complex="Liberation Sans" style:font-size-complex="13pt"/>
    </style:style>
    <style:style style:name="T2" style:family="text">
      <style:text-properties style:font-name="Liberation Sans" fo:font-weight="bold" style:font-weight-asian="bold" style:font-name-complex="Liberation Sans" style:font-weight-complex="bold"/>
    </style:style>
    <style:style style:name="T3" style:family="text">
      <style:text-properties style:font-name="Liberation Sans" fo:font-weight="normal" style:font-weight-asian="normal" style:font-name-complex="Liberation Sans" style:font-weight-complex="normal"/>
    </style:style>
    <style:style style:name="T4" style:family="text">
      <style:text-properties style:font-name="Liberation Sans" style:font-name-complex="Liberation Sans"/>
    </style:style>
    <style:style style:name="T5" style:family="text">
      <style:text-properties style:font-name="Liberation Sans" fo:font-size="16pt" style:text-underline-style="none" fo:font-weight="bold" style:font-size-asian="16pt" style:font-weight-asian="bold" style:font-name-complex="Liberation Sans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style:text-underline-style="none" style:font-size-asian="16pt" style:font-size-complex="16pt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Creighton Higgins</text:h>
      <text:p text:style-name="P5">(410) 303-5365</text:p>
      <text:p text:style-name="P8"><text:a xlink:type="simple" xlink:href="mailto:chiggins@chiggins.com" text:style-name="Internet_20_link" text:visited-style-name="Visited_20_Internet_20_Link"><text:span text:style-name="Internet_20_link"><text:span text:style-name="T1">chiggins@chiggins.com</text:span></text:span></text:a></text:p>
      <text:p text:style-name="P5">http://chiggins.com</text:p>
      <text:p text:style-name="P5">github: chigginsiii</text:p>
      <text:p text:style-name="P5"/>
      <text:list xml:id="list6173514946326763209" text:style-name="L3">
        <text:list-item>
          <text:p text:style-name="P9">Deep experience building enterprise MVC frameworks and applications</text:p>
        </text:list-item>
        <text:list-item>
          <text:p text:style-name="P9">Platform, API, Microservice Architecture</text:p>
        </text:list-item>
        <text:list-item>
          <text:p text:style-name="P9">Experienced and skilled throughout stack layers</text:p>
        </text:list-item>
        <text:list-item>
          <text:p text:style-name="P9">Ruby/Rails, Perl, SQL, HTML, CSS, JavaScript, XML, Git, protocols, Agile/Scrum</text:p>
        </text:list-item>
      </text:list>
      <text:h text:style-name="Heading_20_1" text:outline-level="1"><text:span text:style-name="T7">Experience</text:span>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7"><text:span text:style-name="T2">Yuzu</text:span><text:span text:style-name="T3">, Platform Engineer</text:span></text:p>
          </table:table-cell>
          <table:table-cell table:style-name="Table11.A1" office:value-type="string">
            <text:p text:style-name="P15">Oct 2014 - Present</text:p>
          </table:table-cell>
        </table:table-row>
      </table:table>
      <text:list xml:id="list5099568815618672206" text:style-name="WW8Num2">
        <text:list-item>
          <text:p text:style-name="P1">Designed, implemented, tested, refactored, and maintained Rails services in a cloud-based distributed architecture serving to web and mobile apps.</text:p>
        </text:list-item>
        <text:list-item>
          <text:p text:style-name="P1">Services included: Identity (auth and third-party), Catalog (ingestion, search), Delivery/DRM, API/Service Routing, Sync, Push Notifications.</text:p>
        </text:list-item>
        <text:list-item>
          <text:p text:style-name="P1">Ruby (2.x) / Rails (4.x), PostgreSQL, Redis, Elasticsearch, Oauth, Sidekiq, Puppet, Chef, Docker, AWS.</text:p>
          <text:p text:style-name="bullet_20_items"/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<text:span text:style-name="T2">Hoodline.com</text:span><text:span text:style-name="T3">, Full Stack Rails Engineer</text:span></text:p>
          </table:table-cell>
          <table:table-cell table:style-name="Table1.A1" office:value-type="string">
            <text:p text:style-name="P15">Aug 2014 – Oct 2014</text:p>
          </table:table-cell>
        </table:table-row>
      </table:table>
      <text:list xml:id="list392448940" text:continue-numbering="true" text:style-name="WW8Num2">
        <text:list-item>
          <text:p text:style-name="bullet_20_items">Back-end services, front-end UI, and third party integration.</text:p>
          <text:p text:style-name="bullet_20_items"/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<text:span text:style-name="T2">Rent.com</text:span><text:span text:style-name="T3">, Senior Software Engineer</text:span></text:p>
          </table:table-cell>
          <table:table-cell table:style-name="Table2.A1" office:value-type="string">
            <text:p text:style-name="P15">Oct 2012 – Jun 2013</text:p>
          </table:table-cell>
        </table:table-row>
      </table:table>
      <text:list xml:id="list1426624850" text:continue-numbering="true" text:style-name="WW8Num2">
        <text:list-item>
          <text:p text:style-name="bullet_20_items">Back-end engineering, development on “Oneweb” responsive UI.</text:p>
        </text:list-item>
        <text:list-item>
          <text:p text:style-name="bullet_20_items">Full stack maintenance / feature parity of legacy Mason/mod_perl platform.</text:p>
        </text:list-item>
        <text:list-item>
          <text:p text:style-name="bullet_20_items">Agile/Scrum, Perl, SQL, Moose/Catalyst, HTML/CSS/JavaScript.</text:p>
        </text:list-item>
      </text:list>
      <text:p text:style-name="P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able_20_Contents"><text:span text:style-name="T2">Liquidity Services, Inc</text:span><text:span text:style-name="T3">, Senior Software Engineer</text:span></text:p>
          </table:table-cell>
          <table:table-cell table:style-name="Table3.A1" office:value-type="string">
            <text:p text:style-name="P15">May 2008 – Jun 2012</text:p>
          </table:table-cell>
        </table:table-row>
      </table:table>
      <text:list xml:id="list1088505402" text:continue-numbering="true" text:style-name="WW8Num2">
        <text:list-item>
          <text:p text:style-name="bullet_20_items">Back-end engineering of Inventory and Auction Management System.</text:p>
        </text:list-item>
        <text:list-item>
          <text:p text:style-name="bullet_20_items"><text:span text:style-name="T8">Implemented Purchasing and Receiving System, integrating formal workflow into the purchasing process and warehouse ops procedures.</text:span></text:p>
        </text:list-item>
        <text:list-item>
          <text:p text:style-name="bullet_20_items"><text:span text:style-name="T8">Approval System </text:span>for stakeholders featuring support for desktops and Blackberries.</text:p>
        </text:list-item>
        <text:list-item>
          <text:p text:style-name="bullet_20_items"><text:span text:style-name="T8">Refactored physical inventory tools </text:span>to migrate from quarterly to continuous-cycle.</text:p>
        </text:list-item>
        <text:list-item>
          <text:p text:style-name="P2">End-to-end development of search application for cross-referenced searches and batch processing of LSI Product Database records.</text:p>
          <text:p text:style-name="P2"/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Contents"><text:span text:style-name="T2">Democratic National Committee, </text:span><text:span text:style-name="T3">Web Developer</text:span></text:p>
          </table:table-cell>
          <table:table-cell table:style-name="Table4.A1" office:value-type="string">
            <text:p text:style-name="P15">Nov 2006 – May 2008</text:p>
          </table:table-cell>
        </table:table-row>
      </table:table>
      <text:list xml:id="list556672828" text:continue-numbering="true" text:style-name="WW8Num2">
        <text:list-item>
          <text:p text:style-name="bullet_20_items">Collaborated with vendor to maintain hosted campaign tracking software.</text:p>
        </text:list-item>
        <text:list-item>
          <text:p text:style-name="bullet_20_items">MoveableType administration and and plug-in development.</text:p>
        </text:list-item>
        <text:list-item>
          <text:p text:style-name="P2">Consulted with College Democrats on redesign of CollegeDems.org.</text:p>
          <text:p text:style-name="P2"><text:soft-page-break/></text:p>
        </text:list-item>
      </text:list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Table_20_Contents"><text:span text:style-name="T2">Ticketmaster, </text:span><text:span text:style-name="T3">Software Engineer</text:span></text:p>
          </table:table-cell>
          <table:table-cell table:style-name="Table5.A1" office:value-type="string">
            <text:p text:style-name="P16"><text:span text:style-name="T4">Jun 2005 – Nov 2006</text:span></text:p>
          </table:table-cell>
        </table:table-row>
      </table:table>
      <text:list xml:id="list2021024071" text:continue-numbering="true" text:style-name="WW8Num2">
        <text:list-item>
          <text:p text:style-name="bullet_20_items">Back-end development in MVC architecture (Perl, MySQL, Oracle, Linux, Apache).</text:p>
        </text:list-item>
        <text:list-item>
          <text:p text:style-name="P3">Developed Wireless Alert Service with third-party SMS vendor.</text:p>
        </text:list-item>
        <text:list-item>
          <text:p text:style-name="P4">All-hands migration of the entire TM codebase to UTC.</text:p>
          <text:p text:style-name="P11"/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8"><text:span text:style-name="T2">Major League Baseball Advanced Media, </text:span><text:span text:style-name="T3">Developer/Engineer</text:span></text:p>
          </table:table-cell>
          <table:table-cell table:style-name="Table6.A1" office:value-type="string">
            <text:p text:style-name="P20"><text:span text:style-name="T4">Nov 1999 - Sep 2002</text:span>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8"><text:span text:style-name="T2">Critical Path, </text:span><text:span text:style-name="T3">Developer/Engineer</text:span></text:p>
          </table:table-cell>
          <table:table-cell table:style-name="Table7.A1" office:value-type="string">
            <text:p text:style-name="P20"><text:span text:style-name="T4">Nov 1999 - Sep 2002</text:span></text:p>
          </table:table-cell>
        </table:table-row>
      </table:table>
      <text:p text:style-name="P10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8"><text:span text:style-name="T2">Flycast Communications, </text:span><text:span text:style-name="T3">Web Design and Production</text:span></text:p>
          </table:table-cell>
          <table:table-cell table:style-name="Table8.A1" office:value-type="string">
            <text:p text:style-name="P20"><text:span text:style-name="T4">Nov 1999 - Sep 2002</text:span></text:p>
          </table:table-cell>
        </table:table-row>
      </table:table>
      <text:p text:style-name="P1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8"><text:span text:style-name="T2">451 Media, </text:span><text:span text:style-name="T3">Web Design and Production</text:span></text:p>
          </table:table-cell>
          <table:table-cell table:style-name="Table9.A1" office:value-type="string">
            <text:p text:style-name="P20"><text:span text:style-name="T4">Jan 1998 - Nov 1999</text:span></text:p>
          </table:table-cell>
        </table:table-row>
      </table:table>
      <text:h text:style-name="Heading_20_1" text:outline-level="1"><text:span text:style-name="T6">Education:</text:span></text:h>
      <table:table table:name="Table10" table:style-name="Table10">
        <table:table-column table:style-name="Table10.A" table:number-columns-repeated="3"/>
        <table:table-row table:style-name="Table10.1">
          <table:table-cell table:style-name="Table10.A1" office:value-type="string">
            <text:p text:style-name="P6">UC Santa Barbara</text:p>
          </table:table-cell>
          <table:table-cell table:style-name="Table10.A1" office:value-type="string">
            <text:p text:style-name="P14">Goleta, CA</text:p>
          </table:table-cell>
          <table:table-cell table:style-name="Table10.A1" office:value-type="string">
            <text:p text:style-name="P14">Religious Studies, Philosophy</text:p>
          </table:table-cell>
        </table:table-row>
        <table:table-row table:style-name="Table10.1">
          <table:table-cell table:style-name="Table10.A1" office:value-type="string">
            <text:p text:style-name="P13">Ventura College</text:p>
          </table:table-cell>
          <table:table-cell table:style-name="Table10.A1" office:value-type="string">
            <text:p text:style-name="P14">Ventura, CA</text:p>
          </table:table-cell>
          <table:table-cell table:style-name="Table10.A1" office:value-type="string">
            <text:p text:style-name="P14">UC Core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, 'Arial Unicode MS'" style:font-charset="x-symbol"/>
    <style:font-face style:name="StarSymbol" svg:font-family="StarSymbol" style:font-charset="x-symbol"/>
    <style:font-face style:name="OpenSymbol2" svg:font-family="Open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, 'Times New Roman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FreeSan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bullet_20_items" style:display-name="bullet items" style:family="paragraph" style:parent-style-name="Standard" style:list-style-name="WW8Num2">
      <style:paragraph-properties fo:margin-top="0.0201in" fo:margin-bottom="0.0201in"/>
      <style:text-properties style:font-name="Arial" fo:font-size="11pt" style:font-size-asian="11pt" style:font-name-complex="Arial" style:font-size-complex="11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Courier New"/>
    </style:style>
    <style:style style:name="WW8Num2z3" style:family="text">
      <style:text-properties style:font-name="Symbol" style:font-name-complex="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54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eighton Higgins</meta:initial-creator>
    <meta:creation-date>2014-09-10T14:39:40</meta:creation-date>
    <meta:editing-duration>P15824DT17H31M44S</meta:editing-duration>
    <dc:date>2016-01-28T08:53:52</dc:date>
    <dc:creator>Creighton Higgins</dc:creator>
    <meta:generator>OpenOffice/4.1.2$Unix OpenOffice.org_project/412m3$Build-9782</meta:generator>
    <meta:document-statistic meta:table-count="11" meta:image-count="0" meta:object-count="0" meta:page-count="2" meta:paragraph-count="55" meta:word-count="366" meta:character-count="2555"/>
  </office:meta>
</office:document-meta>
</file>